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af8" officeooo:paragraph-rsid="000f9af8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9af8" officeooo:paragraph-rsid="000f9af8" style:font-size-asian="16pt" style:font-weight-asian="bold" style:font-size-complex="16pt" style:font-weight-complex="bold"/>
    </style:style>
    <style:style style:name="P3" style:family="paragraph" style:parent-style-name="Standard">
      <style:text-properties style:use-window-font-color="true" fo:font-weight="bold" officeooo:rsid="000f9af8" officeooo:paragraph-rsid="000f9af8" style:font-weight-asian="bold" style:font-weight-complex="bold"/>
    </style:style>
    <style:style style:name="P4" style:family="paragraph" style:parent-style-name="Standard">
      <style:text-properties fo:color="#000000" fo:font-weight="bold" officeooo:rsid="000f9af8" officeooo:paragraph-rsid="000f9af8" style:font-weight-asian="bold" style:font-weight-complex="bold"/>
    </style:style>
    <style:style style:name="P5" style:family="paragraph" style:parent-style-name="Standard">
      <style:text-properties fo:color="#009900" fo:language="es" fo:country="ES" fo:font-weight="bold" officeooo:rsid="00114e3c" officeooo:paragraph-rsid="00114e3c" style:font-weight-asian="bold" style:font-weight-complex="bold"/>
    </style:style>
    <style:style style:name="P6" style:family="paragraph" style:parent-style-name="Standard">
      <style:text-properties fo:color="#009900" fo:language="es" fo:country="ES" fo:font-weight="bold" officeooo:rsid="00114e3c" officeooo:paragraph-rsid="001174c9" style:font-weight-asian="bold" style:font-weight-complex="bold"/>
    </style:style>
    <style:style style:name="P7" style:family="paragraph" style:parent-style-name="Standard">
      <style:text-properties style:use-window-font-color="true" fo:font-weight="bold" officeooo:rsid="000f9af8" officeooo:paragraph-rsid="000f9af8" style:font-weight-asian="bold" style:font-weight-complex="bold"/>
    </style:style>
    <style:style style:name="P8" style:family="paragraph" style:parent-style-name="Standard">
      <style:text-properties style:use-window-font-color="true" fo:font-weight="bold" officeooo:rsid="0012f1f7" officeooo:paragraph-rsid="0012f1f7" style:font-weight-asian="bold" style:font-weight-complex="bold"/>
    </style:style>
    <style:style style:name="P9" style:family="paragraph" style:parent-style-name="Standard">
      <style:text-properties style:use-window-font-color="true" fo:font-weight="bold" officeooo:rsid="0012f1f7" officeooo:paragraph-rsid="0013e1e0" style:font-weight-asian="bold" style:font-weight-complex="bold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fo:font-weight="bold" officeooo:rsid="0012f1f7" officeooo:paragraph-rsid="0012f1f7" style:font-weight-asian="bold" style:font-weight-complex="bold"/>
    </style:style>
    <style:style style:name="P11" style:family="paragraph" style:parent-style-name="Standard">
      <style:text-properties fo:color="#0000ff" fo:font-weight="bold" officeooo:rsid="000f9af8" officeooo:paragraph-rsid="000f9af8" style:font-weight-asian="bold" style:font-weight-complex="bold"/>
    </style:style>
    <style:style style:name="P12" style:family="paragraph" style:parent-style-name="Standard">
      <style:text-properties fo:color="#009933" fo:font-weight="bold" officeooo:rsid="0012f1f7" officeooo:paragraph-rsid="0012f1f7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officeooo:rsid="0013e1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9900"/>
    </style:style>
    <style:style style:name="T5" style:family="text">
      <style:text-properties style:text-underline-style="none"/>
    </style:style>
    <style:style style:name="T6" style:family="text">
      <style:text-properties fo:color="#66ff99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174c9"/>
    </style:style>
    <style:style style:name="T9" style:family="text">
      <style:text-properties fo:language="en" fo:country="US" officeooo:rsid="0012f1f7"/>
    </style:style>
    <style:style style:name="T10" style:family="text">
      <style:text-properties fo:color="#009933"/>
    </style:style>
    <style:style style:name="T11" style:family="text">
      <style:text-properties fo:color="#009933" officeooo:rsid="0013e1e0"/>
    </style:style>
    <style:style style:name="T12" style:family="text">
      <style:text-properties officeooo:rsid="0013e1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itulo 2:</text:p>
      <text:p text:style-name="P1"/>
      <text:p text:style-name="P2">Capitulo 3:</text:p>
      <text:p text:style-name="P4"><text:tab/></text:p>
      <text:p text:style-name="P4"><text:span text:style-name="T5">- </text:span>Funcion constante "<text:span text:style-name="T1">const</text:span>":</text:p>
      <text:p text:style-name="P3"/>
      <text:p text:style-name="P5">Evita que la función modifique el objeto al que pertenece, si lo hace, da error de compilación.</text:p>
      <text:p text:style-name="P6">Página <text:span text:style-name="T7">69 </text:span><text:span text:style-name="T8">y <text:s/>Fig. 03_01 en </text:span><text:span text:style-name="T9">el</text:span><text:span text:style-name="T8"> proyecto de visual studio.</text:span></text:p>
      <text:p text:style-name="P3"/>
      <text:p text:style-name="P3"><text:span text:style-name="T1">class </text:span><text:span text:style-name="T6">LibroCalificaciones</text:span><text:span text:style-name="T1"> </text:span></text:p>
      <text:p text:style-name="P3">{</text:p>
      <text:p text:style-name="P11"><text:tab/>public:</text:p>
      <text:p text:style-name="P3"><text:span text:style-name="T1"><text:tab/><text:tab/>void </text:span>mostrarMensaje() <text:span text:style-name="T1">const</text:span></text:p>
      <text:p text:style-name="P3"><text:span text:style-name="T1"><text:tab/><text:tab/></text:span>{</text:p>
      <text:p text:style-name="P3"><text:span text:style-name="T1"><text:tab/><text:tab/><text:tab/></text:span>cout &lt;&lt; <text:span text:style-name="T4">"Bienvenido al libro de calificaciones!"</text:span> &lt;&lt; endl;</text:p>
      <text:p text:style-name="P3"><text:span text:style-name="T1"><text:tab/><text:tab/></text:span>}</text:p>
      <text:p text:style-name="P3">}</text:p>
      <text:p text:style-name="P3"/>
      <text:p text:style-name="P8">- Tipo "<text:span text:style-name="T1">explicit</text:span>":</text:p>
      <text:p text:style-name="P10"/>
      <text:p text:style-name="P8">- Tipo "<text:span text:style-name="T1">operator</text:span>":</text:p>
      <text:p text:style-name="P12">http://<text:span text:style-name="T3">en.cppreference.com</text:span>/w/cpp/language/explicit</text:p>
      <text:p text:style-name="P12">Coge el valor asignado al 'operator bool()' cuando se llama directamente al nombre de la instancia</text:p>
      <text:p text:style-name="P9"><text:line-break/><text:span text:style-name="T1">struct</text:span> A<text:line-break/>{<text:line-break/> <text:tab/>A(<text:span text:style-name="T1">int</text:span>) { } <text:s text:c="5"/>/<text:span text:style-name="T10">/ converting constructor</text:span><text:line-break/> <text:tab/>A(<text:span text:style-name="T1">int</text:span>, <text:span text:style-name="T1">int</text:span>) { } <text:span text:style-name="T10">/</text:span><text:span text:style-name="T10">/ converting constructor (C++11)</text:span></text:p>
      <text:p text:style-name="P9"><text:span text:style-name="T11"><text:tab/></text:span><text:span text:style-name="T2">bool</text:span><text:span text:style-name="T11"> </text:span><text:span text:style-name="T12">x =</text:span><text:span text:style-name="T11"> </text:span><text:span text:style-name="T2">true</text:span><text:span text:style-name="T12">;</text:span><text:line-break/> <text:tab/><text:span text:style-name="T1">operator</text:span> <text:span text:style-name="T1">bool</text:span>() <text:span text:style-name="T1">const</text:span> { <text:span text:style-name="T1">return</text:span> <text:span text:style-name="T1">true</text:span>; }<text:span text:style-name="T10"> // Devuelve true cuando se llama a una instancia</text:span><text:line-break/>};</text:p>
      <text:p text:style-name="P8"/>
      <text:p text:style-name="P8"><text:span text:style-name="T1">int</text:span> main(){</text:p>
      <text:p text:style-name="P8"><text:tab/>A a = <text:span text:style-name="T1">new</text:span> A();</text:p>
      <text:p text:style-name="P8"><text:tab/><text:span text:style-name="T1">if</text:span>(a){ <text:span text:style-name="T10">// Coge el valor de "operator" de la estructura de datos "A" que es true</text:span></text:p>
      <text:p text:style-name="P8"><text:tab/><text:tab/><text:span text:style-name="T10">// Se va a iniciar porque el operator de "A" es true</text:span></text:p>
      <text:p text:style-name="P8"><text:tab/>}</text:p>
      <text:p text:style-name="P8"><text:tab/><text:span text:style-name="T1">return</text:span> 0;</text:p>
      <text:p text:style-name="P8">}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54S</meta:editing-duration>
    <meta:editing-cycles>5</meta:editing-cycles>
    <meta:generator>LibreOffice/5.2.6.2$Windows_x86 LibreOffice_project/a3100ed2409ebf1c212f5048fbe377c281438fdc</meta:generator>
    <dc:date>2017-10-18T19:35:22.406000000</dc:date>
    <meta:document-statistic meta:table-count="0" meta:image-count="0" meta:object-count="0" meta:page-count="1" meta:paragraph-count="28" meta:word-count="155" meta:character-count="906" meta:non-whitespace-character-count="744"/>
    <meta:user-defined meta:name="Info 1"/>
    <meta:user-defined meta:name="Info 2"/>
    <meta:user-defined meta:name="Info 3"/>
    <meta:user-defined meta:name="Info 4"/>
  </office:meta>
</office:document-meta>
</file>